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17cm" style:rel-column-width="65535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6.806cm" table:align="margins"/>
    </style:style>
    <style:style style:name="Tableau2.A" style:family="table-column">
      <style:table-column-properties style:column-width="16.806cm" style:rel-column-width="65535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6.806cm" table:align="margins"/>
    </style:style>
    <style:style style:name="Tableau3.A" style:family="table-column">
      <style:table-column-properties style:column-width="16.806cm" style:rel-column-width="65535*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6.806cm" table:align="margins"/>
    </style:style>
    <style:style style:name="Tableau4.A" style:family="table-column">
      <style:table-column-properties style:column-width="16.806cm" style:rel-column-width="65535*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1ff3" officeooo:paragraph-rsid="00151f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3c70" officeooo:paragraph-rsid="00183c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a094" officeooo:paragraph-rsid="001ba0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cf3f" officeooo:paragraph-rsid="0012cf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officeooo:paragraph-rsid="0012cf3f"/>
    </style:style>
    <style:style style:name="P8" style:family="paragraph" style:parent-style-name="Table_20_Contents">
      <style:paragraph-properties fo:text-align="start" style:justify-single-word="false"/>
      <style:text-properties officeooo:paragraph-rsid="00183c70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3c70" officeooo:paragraph-rsid="0025b0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3c70" officeooo:paragraph-rsid="00183c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b052" officeooo:paragraph-rsid="0025b0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officeooo:paragraph-rsid="00183c70"/>
    </style:style>
    <style:style style:name="P14" style:family="paragraph" style:parent-style-name="Table_20_Contents">
      <style:paragraph-properties fo:text-align="start" style:justify-single-word="false"/>
      <style:text-properties officeooo:rsid="0025b052" officeooo:paragraph-rsid="0025b052"/>
    </style:style>
    <style:style style:name="P15" style:family="paragraph" style:parent-style-name="Table_20_Contents">
      <style:paragraph-properties fo:text-align="start" style:justify-single-word="false"/>
      <style:text-properties officeooo:rsid="0026493b" officeooo:paragraph-rsid="0026493b"/>
    </style:style>
    <style:style style:name="T1" style:family="text">
      <style:text-properties officeooo:rsid="0012d9a8"/>
    </style:style>
    <style:style style:name="T2" style:family="text">
      <style:text-properties officeooo:rsid="00151ff3"/>
    </style:style>
    <style:style style:name="T3" style:family="text">
      <style:text-properties officeooo:rsid="00168463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a0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e1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3c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09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71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34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6d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b0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49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officeooo:rsid="00183c70"/>
    </style:style>
    <style:style style:name="T16" style:family="text">
      <style:text-properties officeooo:rsid="0019f333"/>
    </style:style>
    <style:style style:name="T17" style:family="text">
      <style:text-properties officeooo:rsid="00236dc7"/>
    </style:style>
    <style:style style:name="T18" style:family="text">
      <style:text-properties officeooo:rsid="0025b05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Style par défaut">
        <table:table-column table:style-name="Tableau1.A"/>
        <table:table-row table:style-name="Tableau1.1">
          <table:table-cell table:style-name="Tableau1.A1" office:value-type="string">
            <text:p text:style-name="P6">Identification</text:p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7"><text:span text:style-name="T5">Numéro : </text:span><text:span text:style-name="T7">cas B-</text:span><text:span text:style-name="T10">R-</text:span><text:span text:style-name="T11">8</text:span></text:p>
                </table:table-cell>
              </table:table-row>
              <table:table-row>
                <table:table-cell table:style-name="Tableau2.A2" office:value-type="string">
                  <text:p text:style-name="P8"><text:span text:style-name="T5">Nom : </text:span><text:span text:style-name="T13">Supprim</text:span><text:span text:style-name="T12">er un ingrédient ou un ustensile dans la BDD</text:span></text:p>
                </table:table-cell>
              </table:table-row>
              <table:table-row>
                <table:table-cell table:style-name="Tableau2.A2" office:value-type="string">
                  <text:p text:style-name="P7"><text:span text:style-name="T5">Acteurs :</text:span><text:span text:style-name="T8">A</text:span><text:span text:style-name="T9">dmin</text:span></text:p>
                </table:table-cell>
              </table:table-row>
              <table:table-row>
                <table:table-cell table:style-name="Tableau2.A2" office:value-type="string">
                  <text:p text:style-name="P7"><text:span text:style-name="T5">Description succincte : </text:span><text:span text:style-name="T8"><text:s/>s</text:span><text:span text:style-name="T13">upprim</text:span><text:span text:style-name="T12">er un nouvel ingrédient </text:span><text:span text:style-name="T13">(</text:span><text:span text:style-name="T12">ou ustensile?)</text:span><text:span text:style-name="T8"> dans le back-office</text:span></text:p>
                </table:table-cell>
              </table:table-row>
              <table:table-row>
                <table:table-cell table:style-name="Tableau2.A2" office:value-type="string">
                  <text:p text:style-name="P1">Auteur : <text:span text:style-name="T15">Christine Zedday</text:span></text:p>
                </table:table-cell>
              </table:table-row>
              <table:table-row>
                <table:table-cell table:style-name="Tableau2.A2" office:value-type="string">
                  <text:p text:style-name="P1">Date :<text:span text:style-name="T17">10 novembre 2019</text:span></text:p>
                </table:table-cell>
              </table:table-row>
              <table:table-row>
                <table:table-cell table:style-name="Tableau2.A2" office:value-type="string">
                  <text:p text:style-name="P1">Préconditions :</text:p>
                </table:table-cell>
              </table:table-row>
              <table:table-row>
                <table:table-cell table:style-name="Tableau2.A2" office:value-type="string">
                  <text:p text:style-name="P1">Démarrage :<text:span text:style-name="T15">L’admin a sélectionné supprimer ingrédient ou supprimer ustensile</text:span>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6">Description des scenarios</text:p>
            <table:table table:name="Tableau3" table:style-name="Tableau3">
              <table:table-column table:style-name="Tableau3.A"/>
              <table:table-row>
                <table:table-cell table:style-name="Tableau3.A1" office:value-type="string">
                  <text:p text:style-name="P1">Scénario nominal :</text:p>
                  <text:p text:style-name="P9">1. Le webmaster a sélectionné supprimer ingrédient <text:span text:style-name="T18">(</text:span>ou supprimer ustensile<text:span text:style-name="T18">)</text:span> dans le back-office</text:p>
                  <text:p text:style-name="P4">2. Le système affiche l<text:span text:style-name="T18">a <text:s/>liste correspondante</text:span></text:p>
                  <text:p text:style-name="P8"><text:span text:style-name="T8">3. Le webmaster </text:span><text:span text:style-name="T13">sélectionne « supprimer »</text:span></text:p>
                  <text:p text:style-name="P4">4. Le <text:span text:style-name="T18">système demande confirmation</text:span></text:p>
                  <text:p text:style-name="P11">5. L’admin confirme</text:p>
                  <text:p text:style-name="P8"><text:span text:style-name="T8">5. Le système </text:span><text:span text:style-name="T13">recherche les recettes contenant l’ingrédient (ustensile) à supprimer et le remplace par l’id d’ »ingrédient (ustensile) indisponible</text:span></text:p>
                  <text:p text:style-name="P14"><text:span text:style-name="T4">6. Le système passe ces recettes à publiée = faux</text:span></text:p>
                  <text:p text:style-name="P14"><text:span text:style-name="T4">7. Le système supprime la ligne de l’ingrédient ou ustensile</text:span></text:p>
                  <text:p text:style-name="P8"><text:span text:style-name="T14">8</text:span><text:span text:style-name="T8">. Le système affiche la page avec un message : </text:span><text:span text:style-name="T12">ingrédient </text:span><text:span text:style-name="T14">(ustensile) supprimé</text:span></text:p>
                  <text:p text:style-name="P15"><text:span text:style-name="T14">9. </text:span><text:span text:style-name="T4">Le système affiche la liste des recettes à modifier</text:span></text:p>
                </table:table-cell>
              </table:table-row>
              <table:table-row>
                <table:table-cell table:style-name="Tableau3.A2" office:value-type="string">
                  <text:p text:style-name="P1">Scénarios alternatifs :</text:p>
                </table:table-cell>
              </table:table-row>
              <table:table-row>
                <table:table-cell table:style-name="Tableau3.A2" office:value-type="string">
                  <text:p text:style-name="P1">S<text:span text:style-name="T3">cénarios d’exception :l’enregistrement en bdd échoue</text:span></text:p>
                  <text:p text:style-name="P5">6a. affichage message d’erreur, le modèle reste affiché pour être re-soumis avec ou sans modifications</text:p>
                </table:table-cell>
              </table:table-row>
              <table:table-row>
                <table:table-cell table:style-name="Tableau3.A2" office:value-type="string">
                  <text:p text:style-name="P7"><text:span text:style-name="T5">Fin : </text:span><text:span text:style-name="T6">l’</text:span><text:span text:style-name="T12">ingrédient </text:span><text:span text:style-name="T13">(l’ustensile) </text:span><text:span text:style-name="T12">est </text:span><text:span text:style-name="T13">supprim</text:span><text:span text:style-name="T12">é. </text:span><text:span text:style-name="T14">L’admin a du boulot pour le remplacer dans les recettes !</text:span></text:p>
                </table:table-cell>
              </table:table-row>
              <table:table-row>
                <table:table-cell table:style-name="Tableau3.A2" office:value-type="string">
                  <text:p text:style-name="P1">Post conditions : <text:span text:style-name="T16">L’ingrédient/ l’ustensile est indisponible pour les <text:s/>recettes. Les recettes où il apparaissait son dépubliées en attendant son remplacement par un autre</text:span>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6"><text:span text:style-name="T1">C</text:span>ompléments</text:p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3">Ergonomie :</text:p>
                </table:table-cell>
              </table:table-row>
              <table:table-row>
                <table:table-cell table:style-name="Tableau4.A2" office:value-type="string">
                  <text:p text:style-name="P2">P<text:span text:style-name="T2">erformance attendue :</text:span></text:p>
                </table:table-cell>
              </table:table-row>
              <table:table-row>
                <table:table-cell table:style-name="Tableau4.A2" office:value-type="string">
                  <text:p text:style-name="P2">P<text:span text:style-name="T2">roblèmes non résolus : Intérêt d’une fonctionnalité supprimer un ustensile ? S’il n’est plus fabriqué ? S’il est interdit ?</text:span></text:p>
                  <text:p text:style-name="P11">Pour les ingrédients : insecte protégé, disparu, reconnu toxique…</text:p>
                  <text:p text:style-name="P11">Si l’indisponibilité peut être temporaire, prévoir plutôt un booléen qu’une suppression</text:p>
                </table:table-cell>
              </table:table-row>
            </table:table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17:31:12.136000000</meta:creation-date>
    <meta:generator>LibreOffice/6.2.7.1$Windows_X86_64 LibreOffice_project/23edc44b61b830b7d749943e020e96f5a7df63bf</meta:generator>
    <dc:date>2019-11-10T21:01:44.741000000</dc:date>
    <meta:editing-duration>PT41M49S</meta:editing-duration>
    <meta:editing-cycles>14</meta:editing-cycles>
    <meta:document-statistic meta:table-count="4" meta:image-count="0" meta:object-count="0" meta:page-count="1" meta:paragraph-count="32" meta:word-count="264" meta:character-count="1771" meta:non-whitespace-character-count="1536"/>
  </office:meta>
</office:document-meta>
</file>